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style:font-name="Courier1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style:font-name="Courier1" fo:font-size="9pt" style:font-size-asian="9pt" style:font-size-complex="9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Courier1" fo:font-size="14pt" style:font-size-asian="14pt" style:font-size-complex="14pt"/>
    </style:style>
    <style:style style:name="P8" style:family="paragraph">
      <style:text-properties fo:font-size="9pt" style:font-size-asian="9pt" style:font-size-complex="9pt"/>
    </style:style>
    <style:style style:name="T1" style:family="text">
      <style:text-properties style:font-name="Courier1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1" fo:font-size="9pt" style:font-size-asian="9pt" style:font-size-complex="9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85cm" svg:height="9.398cm" svg:x="4.556cm" svg:y="7.731cm">
          <draw:glue-point draw:id="4" svg:x="0.001cm" svg:y="-3.557cm" draw:align="bottom-left"/>
          <text:p text:style-name="P1"><text:span text:style-name="T1">a.out:</text:span></text:p>
          <text:p text:style-name="P1"><text:span text:style-name="T1"><text:tab/></text:span><text:span text:style-name="T1">line_0: …</text:span></text:p>
          <text:p text:style-name="P1"><text:span text:style-name="T1"><text:tab/></text:span><text:span text:style-name="T1">line_1: …</text:span></text:p>
          <text:p text:style-name="P1"><text:span text:style-name="T1"><text:tab/></text:span><text:span text:style-name="T1">line_2: …</text:span></text:p>
          <text:p text:style-name="P1"><text:span text:style-name="T1"><text:tab/></text:span><text:span text:style-name="T1">.</text:span></text:p>
          <text:p text:style-name="P1"><text:span text:style-name="T1"><text:tab/></text:span><text:span text:style-name="T1">.</text:span></text:p>
          <text:p text:style-name="P1"><text:span text:style-name="T1"><text:tab/></text:span><text:span text:style-name="T1">.</text:span></text:p>
          <text:p text:style-name="P1"><text:span text:style-name="T1"><text:tab/></text:span><text:span text:style-name="T1">line_n: call()</text:span></text:p>
          <text:p text:style-name="P1"><text:span text:style-name="T1"><text:tab/></text:span><text:span text:style-name="T1">.</text:span><text:span text:style-name="T1"><text:tab/></text:span></text:p>
          <text:p text:style-name="P1"><text:span text:style-name="T1"><text:tab/></text:span><text:span text:style-name="T1">.</text:span></text:p>
          <text:p text:style-name="P1"><text:span text:style-name="T1"><text:tab/></text:span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6.985cm" svg:height="1.397cm" svg:x="4.556cm" svg:y="17.256cm">
          <text:p text:style-name="P3"><text:span text:style-name="T2">1) initial a.out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03cm" svg:height="0.615cm" svg:x="11.414cm" svg:y="11.668cm">
          <draw:text-box>
            <text:p><text:span text:style-name="T3">LD_PRELOAD=wrapper.so</text:span></text:p>
          </draw:text-box>
        </draw:frame>
        <draw:custom-shape draw:style-name="gr1" draw:text-style-name="P7" xml:id="id2" draw:id="id2" draw:layer="layout" svg:width="6.985cm" svg:height="2.794cm" svg:x="4.556cm" svg:y="4.81cm">
          <text:p text:style-name="P6"><text:span text:style-name="T1">libc:</text:span></text:p>
          <text:p text:style-name="P6"><text:span text:style-name="T1"><text:tab/></text:span><text:span text:style-name="T1">call(){</text:span></text:p>
          <text:p text:style-name="P6"><text:span text:style-name="T1"><text:tab/></text:span><text:span text:style-name="T1"><text:tab/></text:span><text:span text:style-name="T1">...</text:span></text:p>
          <text:p text:style-name="P6"><text:span text:style-name="T1"><text:tab/></text:span><text:span text:style-name="T1">}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draw:line-skew="-0.771cm" svg:x1="4.557cm" svg:y1="13.572cm" svg:x2="4.556cm" svg:y2="6.207cm" draw:start-shape="id1" draw:start-glue-point="4" draw:end-shape="id2" svg:d="M4557 13572c-1911 0-1910-7365-1-7365" svg:viewBox="0 0 1434 7366">
          <text:p/>
        </draw:connector>
        <draw:custom-shape draw:style-name="gr1" draw:text-style-name="P2" xml:id="id5" draw:id="id5" draw:layer="layout" svg:width="6.985cm" svg:height="9.398cm" svg:x="15.732cm" svg:y="7.731cm">
          <draw:glue-point draw:id="4" svg:x="0.001cm" svg:y="-3.557cm" draw:align="bottom-left"/>
          <draw:glue-point draw:id="5" svg:x="5cm" svg:y="1.216cm"/>
          <text:p text:style-name="P1"><text:span text:style-name="T1">a.out:</text:span></text:p>
          <text:p text:style-name="P1"><text:span text:style-name="T1"><text:tab/></text:span><text:span text:style-name="T1">line_0: …</text:span></text:p>
          <text:p text:style-name="P1"><text:span text:style-name="T1"><text:tab/></text:span><text:span text:style-name="T1">line_1: …</text:span></text:p>
          <text:p text:style-name="P1"><text:span text:style-name="T1"><text:tab/></text:span><text:span text:style-name="T1">line_2: …</text:span></text:p>
          <text:p text:style-name="P1"><text:span text:style-name="T1"><text:tab/></text:span><text:span text:style-name="T1">.</text:span></text:p>
          <text:p text:style-name="P1"><text:span text:style-name="T1"><text:tab/></text:span><text:span text:style-name="T1">.</text:span></text:p>
          <text:p text:style-name="P1"><text:span text:style-name="T1"><text:tab/></text:span><text:span text:style-name="T1">.</text:span></text:p>
          <text:p text:style-name="P1"><text:span text:style-name="T1"><text:tab/></text:span><text:span text:style-name="T1">line_n: call()</text:span></text:p>
          <text:p text:style-name="P1"><text:span text:style-name="T1"><text:tab/></text:span><text:span text:style-name="T1">.</text:span><text:span text:style-name="T1"><text:tab/></text:span></text:p>
          <text:p text:style-name="P1"><text:span text:style-name="T1"><text:tab/></text:span><text:span text:style-name="T1">.</text:span></text:p>
          <text:p text:style-name="P1"><text:span text:style-name="T1"><text:tab/></text:span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xml:id="id4" draw:id="id4" draw:layer="layout" svg:width="6.985cm" svg:height="2.794cm" svg:x="15.732cm" svg:y="1.889cm">
          <text:p text:style-name="P6"><text:span text:style-name="T1">libc:</text:span></text:p>
          <text:p text:style-name="P6"><text:span text:style-name="T1"><text:tab/></text:span><text:span text:style-name="T1">call(){</text:span></text:p>
          <text:p text:style-name="P6"><text:span text:style-name="T1"><text:tab/></text:span><text:span text:style-name="T1"><text:tab/></text:span><text:span text:style-name="T1">...</text:span></text:p>
          <text:p text:style-name="P6"><text:span text:style-name="T1"><text:tab/></text:span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3" draw:id="id3" draw:layer="layout" svg:width="6.985cm" svg:height="2.794cm" svg:x="15.732cm" svg:y="4.81cm">
          <text:p text:style-name="P6"><text:span text:style-name="T1">wrapper.so:</text:span></text:p>
          <text:p text:style-name="P6"><text:span text:style-name="T1"><text:tab/></text:span><text:span text:style-name="T1">call(){</text:span></text:p>
          <text:p text:style-name="P6"><text:span text:style-name="T1"><text:tab/></text:span><text:span text:style-name="T1"><text:tab/></text:span><text:span text:style-name="T1">...</text:span></text:p>
          <text:p text:style-name="P6"><text:span text:style-name="T1"><text:tab/></text:span><text:span text:style-name="T1">}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2.717cm" svg:y1="6.207cm" svg:x2="22.717cm" svg:y2="3.286cm" draw:start-shape="id3" draw:start-glue-point="1" draw:end-shape="id4" draw:end-glue-point="1" svg:d="M22717 6207c750 0 750-2921 0-2921" svg:viewBox="0 0 564 2922">
          <text:p/>
        </draw:connector>
        <draw:connector draw:style-name="gr3" draw:text-style-name="P3" draw:layer="layout" draw:type="line" svg:x1="11.541cm" svg:y1="12.43cm" svg:x2="15.732cm" svg:y2="12.43cm" draw:start-shape="id1" draw:start-glue-point="1" draw:end-shape="id5" draw:end-glue-point="3" svg:d="M11541 12430h4191" svg:viewBox="0 0 4192 1">
          <text:p/>
        </draw:connector>
        <draw:connector draw:style-name="gr3" draw:text-style-name="P3" draw:layer="layout" draw:type="curve" draw:line-skew="0.52cm" svg:x1="22.716cm" svg:y1="13.572cm" svg:x2="22.717cm" svg:y2="6.207cm" draw:start-shape="id5" draw:start-glue-point="5" draw:end-shape="id3" draw:end-glue-point="1" svg:d="M22716 13572c1531 0 1531-7365 1-7365" svg:viewBox="0 0 1149 7366">
          <text:p/>
        </draw:connector>
        <draw:custom-shape draw:style-name="gr1" draw:text-style-name="P4" draw:layer="layout" svg:width="6.985cm" svg:height="1.397cm" svg:x="15.732cm" svg:y="17.256cm">
          <text:p text:style-name="P3"><text:span text:style-name="T2">2) a.out preloaded </text:span></text:p>
          <text:p text:style-name="P3"><text:span text:style-name="T2">with shared library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25cm" svg:height="1.319cm" draw:transform="rotate (-0.0258308729295165) translate (23.135cm 4.17cm)">
          <draw:text-box>
            <text:p><text:span text:style-name="T4">with probability 1-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14:11.799912846</meta:creation-date>
    <dc:date>2016-11-22T17:34:00.485642748</dc:date>
    <meta:editing-duration>PT39M43S</meta:editing-duration>
    <meta:editing-cycles>29</meta:editing-cycles>
    <meta:generator>LibreOffice/4.2.8.2$Linux_X86_64 LibreOffice_project/420m0$Build-2</meta:generator>
    <meta:document-statistic meta:object-count="13"/>
  </office:meta>
</office:document-meta>
</file>